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1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qsettings value</text:p>
            <text:p>Nullptr connections (and disconnection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factorize dialog to include it in dumaf (and dublast later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se dialog everywher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3">
          <table:table-cell office:value-type="string" calcext:value-type="string">
            <text:p>Listes de tables, order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rder prop on ramobjects</text:p>
            <text:p>Return 0 par défaut</text:p>
            <text:p>Set by DBTableModel?</text:p>
          </table:table-cell>
          <table:table-cell table:number-columns-repeated="1021"/>
        </table:table-row>
        <table:table-row table:style-name="ro1" table:number-rows-repeated="1048546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4:'General tasks'.AMJ1048576 'General tasks'.A7:'General tasks'.B7 'General tasks'.A15:'General tasks'.B1048576 'General tasks'.A9:'General tasks'.AMJ10 'General tasks'.A12:'General tasks'.AMJ12 'General tasks'.B11:'General tasks'.B11 'General tasks'.A1:'General tasks'.AMJ6 'General tasks'.B13:'General tasks'.B13 'General tasks'.C7:'General tasks'.AMJ8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3"/>
        <table:table-column table:style-name="co2" table:number-columns-repeated="1021" table:default-cell-style-name="ce13"/>
        <table:table-row table:style-name="ro1">
          <table:table-cell table:style-name="ce11" office:value-type="string" calcext:value-type="string">
            <text:p>Task</text:p>
          </table:table-cell>
          <table:table-cell table:style-name="ce15" table:content-validation-name="val1" office:value-type="string" calcext:value-type="string">
            <text:p>Status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21"/>
        </table:table-row>
        <table:table-row table:style-name="ro1">
          <table:table-cell table:style-name="ce12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14:'General tasks'.B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48:23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0T09:18:12.220000000</dc:date>
    <meta:editing-duration>PT17H43M11S</meta:editing-duration>
    <meta:editing-cycles>128</meta:editing-cycles>
    <meta:document-statistic meta:table-count="11" meta:cell-count="280" meta:object-count="0"/>
  </office:meta>
</office:document-meta>
</file>